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tab-stops>
          <style:tab-stop style:position="0.25in"/>
        </style:tab-stops>
      </style:paragraph-properties>
      <style:text-properties style:font-name="DejaVu Sans" fo:font-size="10pt" officeooo:rsid="0019b8b8" officeooo:paragraph-rsid="0019b8b8" style:font-size-asian="10pt" style:font-size-complex="10pt"/>
    </style:style>
    <style:style style:name="P2" style:family="paragraph" style:parent-style-name="Standard">
      <style:paragraph-properties>
        <style:tab-stops>
          <style:tab-stop style:position="0.25in"/>
        </style:tab-stops>
      </style:paragraph-properties>
      <style:text-properties style:font-name="DejaVu Sans" fo:font-size="10pt" officeooo:rsid="001b3dd7" officeooo:paragraph-rsid="001b3dd7" style:font-size-asian="10pt" style:font-size-complex="10pt"/>
    </style:style>
    <style:style style:name="P3" style:family="paragraph" style:parent-style-name="Standard">
      <style:paragraph-properties>
        <style:tab-stops>
          <style:tab-stop style:position="0.25in"/>
        </style:tab-stops>
      </style:paragraph-properties>
      <style:text-properties style:font-name="DejaVu Sans" fo:font-size="10pt" officeooo:rsid="001b7b1e" officeooo:paragraph-rsid="001b7b1e" style:font-size-asian="10pt" style:font-size-complex="10pt"/>
    </style:style>
    <style:style style:name="P4" style:family="paragraph" style:parent-style-name="Standard">
      <style:paragraph-properties>
        <style:tab-stops>
          <style:tab-stop style:position="0.25in"/>
        </style:tab-stops>
      </style:paragraph-properties>
      <style:text-properties style:font-name="DejaVu Sans" fo:font-size="10pt" officeooo:rsid="001c7581" officeooo:paragraph-rsid="001c7581" style:font-size-asian="10pt" style:font-size-complex="10pt"/>
    </style:style>
    <style:style style:name="P5" style:family="paragraph" style:parent-style-name="Standard">
      <style:paragraph-properties>
        <style:tab-stops>
          <style:tab-stop style:position="0.25in"/>
        </style:tab-stops>
      </style:paragraph-properties>
      <style:text-properties style:font-name="DejaVu Sans" fo:font-size="10pt" style:font-size-asian="10pt" style:font-size-complex="10pt"/>
    </style:style>
    <style:style style:name="P6" style:family="paragraph" style:parent-style-name="Standard">
      <style:paragraph-properties>
        <style:tab-stops>
          <style:tab-stop style:position="0.25in"/>
        </style:tab-stops>
      </style:paragraph-properties>
      <style:text-properties style:font-name="DejaVu Sans" fo:font-size="10pt" officeooo:rsid="001d0813" officeooo:paragraph-rsid="001d0813" style:font-size-asian="10pt" style:font-size-complex="10pt"/>
    </style:style>
    <style:style style:name="T1" style:family="text">
      <style:text-properties fo:font-size="14pt" style:font-size-asian="14pt" style:font-size-complex="14pt"/>
    </style:style>
    <style:style style:name="T2" style:family="text">
      <style:text-properties officeooo:rsid="001b3dd7"/>
    </style:style>
    <style:style style:name="T3" style:family="text">
      <style:text-properties officeooo:rsid="001b7b1e"/>
    </style:style>
    <style:style style:name="T4" style:family="text">
      <style:text-properties officeooo:rsid="001d08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What makes this system different?</text:span> </text:p>
      <text:p text:style-name="P1"><text:tab/><text:span text:style-name="T2">The SMARTd20 game system is designed with the GM in mind. </text:span></text:p>
      <text:p text:style-name="P1"/>
      <text:p text:style-name="P2">Single Roll</text:p>
      <text:p text:style-name="P2"><text:tab/>The game is designed around the idea that the player should make as few rolls as possible and that each roll should include as much information as possible. This lets the game progress as fast as possible while still providing lots of detail. Combat is fast because one roll covers to hit, criticals, and damage all at once. The players spend less time dealing with the mechanics of combat and more time thinking about tactics. </text:p>
      <text:p text:style-name="P2"><text:tab/>This makes it easier for the GM because he can roll quickly for his NPCs and the players go through their turns more quickly as well. Combat stops taking up hours to resolve and can take less than 10 minutes. This gives the party more time to actually role play. </text:p>
      <text:p text:style-name="P2"><text:tab/>There is also a feature in the skill system to reduce the number of rolls. This is done through the Aptitude system. Each skill has a list of Aptitudes under them that cover the concepts of specialization as well as various tricks and training that they could have. Only the base skill itself has a rating to roll. These aptitudes are something you either know or don’t know. This allows the GM to say, Yes, you know how to do that. Let’s focus on the rolls that matter. Or No, you don’t know how to do that. Go find a Contact to help you do that. You don’t have the open ended concept of anyone can make any attempt which drags down some games and causes them to treat everything as a gamble instead of thinking of another way to do it. </text:p>
      <text:p text:style-name="P2"/>
      <text:p text:style-name="P2">Modular</text:p>
      <text:p text:style-name="P2"><text:tab/>The game is set up to be modular. There are many optional rules that the GM can choose to include or not include, depending on how they want their game to flow. There are multiple modules to cover different kinds of magic and powers so that you can create the feeling that you want out of your game instead of handing the players a rummage chest of spells that they forget they have most of the time but spend hours picking anyway. You can say that your setting only has these four powers and move on. </text:p>
      <text:p text:style-name="P2"><text:tab/>You can have a game with vehicle combat or even complex ship combat with hundreds of NPC crew looking to your players for guidance. You can deal with various programs and different operating systems for computers for a Cyberpunk world, or just check your email and not need any rolls. </text:p>
      <text:p text:style-name="P2"><text:tab/><text:span text:style-name="T3">Each skill has its own module for detailed use of that skill. This can allow you to have a setting that focuses on what you want. Do you want detailed rules for athletics to deal with climbing, lifting, and acrobatics or do you want to just make a simple target number check? <text:s/>The GM can expand or contract each of the skills to give the game as much flavor in the places that he wants. </text:span></text:p>
      <text:p text:style-name="P2"/>
      <text:p text:style-name="P3">Accelerated </text:p>
      <text:p text:style-name="P3"><text:tab/>The game is set up to run quickly and remove as much as possible that slows you down. Game masters have complained about Hit Points, for instance, for decades. You need something to figure out how long you can stay in a fight but hit points have never been realistic and you end up either having too little that you die faster than a real person would or you have so many that you have to take forever keeping up with just how many you have left. GMs have it worse. Try keeping up with that on a dozen NPCs in a large scale combat!</text:p>
      <text:p text:style-name="P3"><text:tab/>This is why I developed the Wound Scale System. Every creature and object has a Wound Scale Chart based on their size and density. It gives you a chart that tells you how much damage a certain attack will do to you. Is it a Light wound, a moderate wound, or does it kill you in one hit? This will give you a damage mark. You can only take a few of these damage marks before you go down. Instead of writing down large numbers and scratching them out, you just have a tally of your damage! Each point of damage is taken as a penalty to your actions. Injuries actually matter again!<text:line-break/><text:line-break/>Role Playing</text:p>
      <text:p text:style-name="P3"><text:tab/>The game includes several game mechanics to help you play your character as a fully fleshed out or developing character instead of just a series of numbers on a page. It has an optional flaw system that can give your character problems and vulnerabilities without allowing for min/maxing. You can even change these flaws as you progress so show that you overcame one problem but <text:soft-page-break/>have a new issue with something else. Instead of being a random list to give you a few more points, these flaws become a record of your scars and personality. If you decide to include the sanity system then things can get even more interesting as you take on flaws in order to give your character coping mechanisms. </text:p>
      <text:p text:style-name="P3"/>
      <text:p text:style-name="P4">Toolkit</text:p>
      <text:p text:style-name="P4"><text:tab/>This system has many options, modules, and rules to help the GM create the settings that he wants. There is a developed tech level system that covers every era and age of human history as well as ways to alter them for alternate history stories. Each tech level has a list of gear with the currencies of that time period. There is even a collection of character archetypes that can be used to help create characters or as NPCs for the GM. </text:p>
      <text:p text:style-name="P4"><text:tab/>There are several modules for magic to allow the GM to create a magic system that they want to run which can allow the players to explore magic as a whole journey. You can have different realms with different rules to magic and see what happens when they conflict. You can see players <text:s/>push past these limits and explore higher meaning in the universe! </text:p>
      <text:p text:style-name="P4"><text:tab/>There are rules and modules for various types of technologies. What happens when a scientist from the future goes back into the past and decides to upgrade the world? What if you wanted to play as an AI? What kind of computer systems could you explore? Want to explore different levels of Hyperspace? Let’s go for it! Want to explore other galaxies? Yes, please!</text:p>
      <text:p text:style-name="P4"><text:tab/>There are rules for Super Heroes or even Super Soldiers, if you want to get grittier. What happens when you have a Super Solder formula introduced into a religious war? What if the campaign centered on Mutants running from the law? </text:p>
      <text:p text:style-name="P5"/>
      <text:p text:style-name="P5"/>
      <text:p text:style-name="P5"><text:tab/><text:span text:style-name="T4">So what makes this system different? It’s in the name! <text:line-break/><text:line-break/>Single Roll</text:span></text:p>
      <text:p text:style-name="P6">Modular</text:p>
      <text:p text:style-name="P6">Accelerated </text:p>
      <text:p text:style-name="P6">Role Playing <text:line-break/>Toolkit </text:p>
      <text:p text:style-name="P6"/>
      <text:p text:style-name="P6">S.M.A.R.T d20!</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0T11:49:25.317229838</meta:creation-date>
    <dc:title>DejaVu Sans</dc:title>
    <meta:editing-duration>PT2M3S</meta:editing-duration>
    <meta:editing-cycles>4</meta:editing-cycles>
    <meta:generator>LibreOffice/7.3.7.2$Linux_X86_64 LibreOffice_project/30$Build-2</meta:generator>
    <dc:date>2025-06-20T12:32:00.273072736</dc:date>
    <meta:document-statistic meta:table-count="0" meta:image-count="0" meta:object-count="0" meta:page-count="2" meta:paragraph-count="24" meta:word-count="1122" meta:character-count="6075" meta:non-whitespace-character-count="4941"/>
    <meta:template xlink:type="simple" xlink:actuate="onRequest" xlink:title="DejaVu Sans" xlink:href="../../../../Templates/DejaVu%20Sans.ott" meta:date="2025-06-20T11:49:25.116741500"/>
  </office:meta>
</office:document-meta>
</file>